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c578" draw:textarea-horizontal-align="justify" draw:textarea-vertical-align="middle" draw:auto-grow-height="false" fo:min-height="27.2cm" fo:min-width="7.345cm"/>
    </style:style>
    <style:style style:name="gr2" style:family="graphic" style:parent-style-name="standard">
      <style:graphic-properties draw:fill-color="#fdc578" draw:textarea-horizontal-align="justify" draw:textarea-vertical-align="middle" draw:auto-grow-height="false" fo:min-height="27.201cm" fo:min-width="7.882cm"/>
    </style:style>
    <style:style style:name="gr3" style:family="graphic" style:parent-style-name="standard">
      <style:graphic-properties draw:textarea-horizontal-align="justify" draw:textarea-vertical-align="middle" draw:auto-grow-height="false" fo:min-height="1.071cm" fo:min-width="4.899cm"/>
    </style:style>
    <style:style style:name="gr4" style:family="graphic" style:parent-style-name="standard">
      <style:graphic-properties draw:textarea-horizontal-align="justify" draw:textarea-vertical-align="middle" draw:auto-grow-height="false" fo:min-height="1.072cm" fo:min-width="4.89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7cm" fo:min-width="4.901cm"/>
    </style:style>
    <style:style style:name="gr7" style:family="graphic" style:parent-style-name="standard">
      <style:graphic-properties draw:textarea-horizontal-align="justify" draw:textarea-vertical-align="middle" draw:auto-grow-height="false" fo:min-height="1.071cm" fo:min-width="4.901cm"/>
    </style:style>
    <style:style style:name="gr8" style:family="graphic" style:parent-style-name="standard">
      <style:graphic-properties draw:textarea-horizontal-align="justify" draw:textarea-vertical-align="middle" draw:auto-grow-height="false" fo:min-height="1.07cm" fo:min-width="4.899cm"/>
    </style:style>
    <style:style style:name="gr9" style:family="graphic" style:parent-style-name="standard">
      <style:graphic-properties draw:textarea-horizontal-align="justify" draw:textarea-vertical-align="middle" draw:auto-grow-height="false" fo:min-height="1.073cm" fo:min-width="4.899cm"/>
    </style:style>
    <style:style style:name="gr10" style:family="graphic" style:parent-style-name="standard">
      <style:graphic-properties draw:textarea-horizontal-align="justify" draw:textarea-vertical-align="middle" draw:auto-grow-height="false" fo:min-height="1.071cm" fo:min-width="4.9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fdc57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45cm" svg:height="27.45cm" draw:transform="skewX (-0.0102974425867665) rotate (-0.0102974425867661) translate (11.443cm 1.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27.451cm" svg:x="2.143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9cm" svg:height="1.321cm" svg:x="3.947cm" svg:y="1.97cm">
          <text:p text:style-name="P2">Ini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9cm" svg:height="1.321cm" svg:x="3.947cm" svg:y="3.795cm">
          <text:p text:style-name="P2">Image Snapsho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99cm" svg:height="1.322cm" svg:x="3.947cm" svg:y="5.69cm">
          <text:p text:style-name="P2">Store and use</text:p>
          <text:p text:style-name="P2">image setting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2cm" svg:y1="3.291cm" svg:x2="6.62cm" svg:y2="3.952cm">
          <text:p/>
        </draw:line>
        <draw:line draw:style-name="gr5" draw:text-style-name="P3" draw:layer="layout" svg:x1="6.62cm" svg:y1="5.116cm" svg:x2="6.62cm" svg:y2="5.777cm">
          <text:p/>
        </draw:line>
        <draw:line draw:style-name="gr5" draw:text-style-name="P3" draw:layer="layout" svg:x1="6.62cm" svg:y1="7.012cm" svg:x2="6.62cm" svg:y2="7.673cm">
          <text:p/>
        </draw:line>
        <draw:custom-shape draw:style-name="gr6" draw:text-style-name="P2" draw:layer="layout" svg:width="5.401cm" svg:height="1.32cm" svg:x="3.921cm" svg:y="7.523cm">
          <text:p text:style-name="P2">Send settings</text:p>
          <text:p text:style-name="P2">to remot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21cm" svg:y1="3.291cm" svg:x2="6.621cm" svg:y2="3.952cm">
          <text:p/>
        </draw:line>
        <draw:line draw:style-name="gr5" draw:text-style-name="P3" draw:layer="layout" svg:x1="6.621cm" svg:y1="5.116cm" svg:x2="6.621cm" svg:y2="5.777cm">
          <text:p/>
        </draw:line>
        <draw:line draw:style-name="gr5" draw:text-style-name="P3" draw:layer="layout" svg:x1="6.621cm" svg:y1="7.012cm" svg:x2="6.621cm" svg:y2="7.673cm">
          <text:p/>
        </draw:line>
        <draw:custom-shape draw:style-name="gr7" draw:text-style-name="P2" draw:layer="layout" svg:width="5.401cm" svg:height="1.321cm" svg:x="12.342cm" svg:y="1.97cm">
          <text:p text:style-name="P2">Ini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16cm" svg:y1="7.012cm" svg:x2="15.016cm" svg:y2="7.673cm">
          <text:p/>
        </draw:line>
        <draw:custom-shape draw:style-name="gr6" draw:text-style-name="P2" draw:layer="layout" svg:width="5.401cm" svg:height="1.32cm" svg:x="12.317cm" svg:y="7.523cm">
          <text:p text:style-name="P2">Wait for a</text:p>
          <text:p text:style-name="P2">Controller call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17cm" svg:y1="3.314cm" svg:x2="15.017cm" svg:y2="7.672cm">
          <text:p/>
        </draw:line>
        <draw:line draw:style-name="gr5" draw:text-style-name="P3" draw:layer="layout" svg:x1="9.321cm" svg:y1="8.16cm" svg:x2="12.512cm" svg:y2="8.16cm">
          <text:p/>
        </draw:line>
        <draw:custom-shape draw:style-name="gr7" draw:text-style-name="P2" draw:layer="layout" svg:width="5.401cm" svg:height="1.321cm" svg:x="12.363cm" svg:y="9.411cm">
          <text:p text:style-name="P2">Store and use</text:p>
          <text:p text:style-name="P2"><text:s/>image setting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38cm" svg:y1="8.837cm" svg:x2="15.038cm" svg:y2="9.498cm">
          <text:p/>
        </draw:line>
        <draw:line draw:style-name="gr5" draw:text-style-name="P3" draw:layer="layout" svg:x1="15.038cm" svg:y1="10.732cm" svg:x2="15.038cm" svg:y2="11.393cm">
          <text:p/>
        </draw:line>
        <draw:custom-shape draw:style-name="gr4" draw:text-style-name="P2" draw:layer="layout" svg:width="5.399cm" svg:height="1.322cm" svg:x="12.339cm" svg:y="11.243cm">
          <text:p text:style-name="P2">Right Reference</text:p>
          <text:p text:style-name="P2">snapshot(diff)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39cm" svg:y1="8.837cm" svg:x2="15.039cm" svg:y2="9.498cm">
          <text:p/>
        </draw:line>
        <draw:line draw:style-name="gr5" draw:text-style-name="P3" draw:layer="layout" svg:x1="15.039cm" svg:y1="10.732cm" svg:x2="15.039cm" svg:y2="11.393cm">
          <text:p/>
        </draw:line>
        <draw:line draw:style-name="gr5" draw:text-style-name="P3" draw:layer="layout" svg:x1="15.038cm" svg:y1="12.554cm" svg:x2="15.038cm" svg:y2="13.215cm">
          <text:p/>
        </draw:line>
        <draw:custom-shape draw:style-name="gr8" draw:text-style-name="P2" draw:layer="layout" svg:width="5.399cm" svg:height="1.32cm" svg:x="12.339cm" svg:y="13.065cm">
          <text:p text:style-name="P2">Right Reference</text:p>
          <text:p text:style-name="P2">remap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39cm" svg:y1="12.554cm" svg:x2="15.039cm" svg:y2="13.215cm">
          <text:p/>
        </draw:line>
        <draw:line draw:style-name="gr5" draw:text-style-name="P3" draw:layer="layout" svg:x1="15.038cm" svg:y1="14.376cm" svg:x2="15.038cm" svg:y2="15.037cm">
          <text:p/>
        </draw:line>
        <draw:line draw:style-name="gr5" draw:text-style-name="P3" draw:layer="layout" svg:x1="15.039cm" svg:y1="14.376cm" svg:x2="15.039cm" svg:y2="15.037cm">
          <text:p/>
        </draw:line>
        <draw:custom-shape draw:style-name="gr9" draw:text-style-name="P2" xml:id="id4" draw:id="id4" draw:layer="layout" svg:width="5.399cm" svg:height="1.323cm" svg:x="12.339cm" svg:y="15.007cm">
          <text:p text:style-name="P2">Wait for</text:p>
          <text:p text:style-name="P2">GPIO sync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38cm" svg:y1="16.316cm" svg:x2="15.038cm" svg:y2="16.977cm">
          <text:p/>
        </draw:line>
        <draw:custom-shape draw:style-name="gr4" draw:text-style-name="P2" draw:layer="layout" svg:width="5.399cm" svg:height="1.322cm" svg:x="12.339cm" svg:y="16.826cm">
          <text:p text:style-name="P2">Right snapsho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39cm" svg:y1="16.316cm" svg:x2="15.039cm" svg:y2="16.977cm">
          <text:p/>
        </draw:line>
        <draw:line draw:style-name="gr5" draw:text-style-name="P3" draw:layer="layout" svg:x1="15.038cm" svg:y1="18.137cm" svg:x2="15.038cm" svg:y2="18.798cm">
          <text:p/>
        </draw:line>
        <draw:custom-shape draw:style-name="gr4" draw:text-style-name="P2" draw:layer="layout" svg:width="5.399cm" svg:height="1.322cm" svg:x="12.339cm" svg:y="18.648cm">
          <text:p text:style-name="P2">Right remap</text:p>
          <text:p text:style-name="P2">&amp; Diff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39cm" svg:y1="18.137cm" svg:x2="15.039cm" svg:y2="18.798cm">
          <text:p/>
        </draw:line>
        <draw:line draw:style-name="gr5" draw:text-style-name="P3" draw:layer="layout" svg:x1="15.038cm" svg:y1="19.959cm" svg:x2="15.038cm" svg:y2="20.62cm">
          <text:p/>
        </draw:line>
        <draw:line draw:style-name="gr5" draw:text-style-name="P3" draw:layer="layout" svg:x1="15.039cm" svg:y1="19.959cm" svg:x2="15.039cm" svg:y2="20.62cm">
          <text:p/>
        </draw:line>
        <draw:custom-shape draw:style-name="gr10" draw:text-style-name="P2" draw:layer="layout" svg:width="5.4cm" svg:height="1.321cm" svg:x="12.362cm" svg:y="20.579cm">
          <text:p text:style-name="P2">Wait for a</text:p>
          <text:p text:style-name="P2">Controller call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38cm" svg:y1="21.881cm" svg:x2="15.038cm" svg:y2="22.542cm">
          <text:p/>
        </draw:line>
        <draw:custom-shape draw:style-name="gr10" draw:text-style-name="P2" xml:id="id3" draw:id="id3" draw:layer="layout" svg:width="5.4cm" svg:height="1.321cm" svg:x="12.362cm" svg:y="22.379cm">
          <text:p text:style-name="P2">Send</text:p>
          <text:p text:style-name="P2">Right imag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039cm" svg:y1="21.881cm" svg:x2="15.039cm" svg:y2="22.542cm">
          <text:p/>
        </draw:line>
        <draw:line draw:style-name="gr5" draw:text-style-name="P3" draw:layer="layout" svg:x1="6.638cm" svg:y1="10.756cm" svg:x2="6.638cm" svg:y2="11.417cm">
          <text:p/>
        </draw:line>
        <draw:custom-shape draw:style-name="gr4" draw:text-style-name="P2" draw:layer="layout" svg:width="5.399cm" svg:height="1.322cm" svg:x="3.939cm" svg:y="11.267cm">
          <text:p text:style-name="P2">Left Reference</text:p>
          <text:p text:style-name="P2">snapshot(diff)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39cm" svg:y1="8.79cm" svg:x2="6.639cm" svg:y2="11.417cm">
          <text:p/>
        </draw:line>
        <draw:line draw:style-name="gr5" draw:text-style-name="P3" draw:layer="layout" svg:x1="6.638cm" svg:y1="12.578cm" svg:x2="6.638cm" svg:y2="13.239cm">
          <text:p/>
        </draw:line>
        <draw:custom-shape draw:style-name="gr8" draw:text-style-name="P2" draw:layer="layout" svg:width="5.399cm" svg:height="1.32cm" svg:x="3.939cm" svg:y="13.089cm">
          <text:p text:style-name="P2">Left Reference</text:p>
          <text:p text:style-name="P2">remap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39cm" svg:y1="12.578cm" svg:x2="6.639cm" svg:y2="13.239cm">
          <text:p/>
        </draw:line>
        <draw:line draw:style-name="gr5" draw:text-style-name="P3" draw:layer="layout" svg:x1="6.638cm" svg:y1="14.4cm" svg:x2="6.638cm" svg:y2="15.061cm">
          <text:p/>
        </draw:line>
        <draw:line draw:style-name="gr5" draw:text-style-name="P3" draw:layer="layout" svg:x1="6.639cm" svg:y1="14.4cm" svg:x2="6.639cm" svg:y2="15.061cm">
          <text:p/>
        </draw:line>
        <draw:custom-shape draw:style-name="gr9" draw:text-style-name="P2" xml:id="id2" draw:id="id2" draw:layer="layout" svg:width="5.399cm" svg:height="1.323cm" svg:x="3.939cm" svg:y="15.031cm">
          <text:p text:style-name="P2">GPIO sync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38cm" svg:y1="16.34cm" svg:x2="6.638cm" svg:y2="17.001cm">
          <text:p/>
        </draw:line>
        <draw:custom-shape draw:style-name="gr4" draw:text-style-name="P2" draw:layer="layout" svg:width="5.399cm" svg:height="1.322cm" svg:x="3.939cm" svg:y="16.85cm">
          <text:p text:style-name="P2">Left snapsho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39cm" svg:y1="16.34cm" svg:x2="6.639cm" svg:y2="17.001cm">
          <text:p/>
        </draw:line>
        <draw:line draw:style-name="gr5" draw:text-style-name="P3" draw:layer="layout" svg:x1="6.638cm" svg:y1="18.161cm" svg:x2="6.638cm" svg:y2="18.822cm">
          <text:p/>
        </draw:line>
        <draw:custom-shape draw:style-name="gr4" draw:text-style-name="P2" draw:layer="layout" svg:width="5.399cm" svg:height="1.322cm" svg:x="3.939cm" svg:y="18.672cm">
          <text:p text:style-name="P2">Left remap</text:p>
          <text:p text:style-name="P2">&amp; Diff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39cm" svg:y1="18.161cm" svg:x2="6.639cm" svg:y2="18.822cm">
          <text:p/>
        </draw:line>
        <draw:line draw:style-name="gr5" draw:text-style-name="P3" draw:layer="layout" svg:x1="6.638cm" svg:y1="19.983cm" svg:x2="6.638cm" svg:y2="20.644cm">
          <text:p/>
        </draw:line>
        <draw:line draw:style-name="gr5" draw:text-style-name="P3" draw:layer="layout" svg:x1="6.639cm" svg:y1="19.983cm" svg:x2="6.639cm" svg:y2="20.644cm">
          <text:p/>
        </draw:line>
        <draw:custom-shape draw:style-name="gr10" draw:text-style-name="P2" draw:layer="layout" svg:width="5.4cm" svg:height="1.321cm" svg:x="3.962cm" svg:y="20.603cm">
          <text:p text:style-name="P2">Ask for </text:p>
          <text:p text:style-name="P2">Right Imag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38cm" svg:y1="21.905cm" svg:x2="6.638cm" svg:y2="22.566cm">
          <text:p/>
        </draw:line>
        <draw:custom-shape draw:style-name="gr10" draw:text-style-name="P2" draw:layer="layout" svg:width="5.4cm" svg:height="1.321cm" svg:x="3.962cm" svg:y="24.403cm">
          <text:p text:style-name="P2">Stereo</text:p>
          <text:p text:style-name="P2">Algorithm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39cm" svg:y1="21.905cm" svg:x2="6.639cm" svg:y2="22.566cm">
          <text:p/>
        </draw:line>
        <draw:line draw:style-name="gr5" draw:text-style-name="P3" draw:layer="layout" svg:x1="9.322cm" svg:y1="15.66cm" svg:x2="12.513cm" svg:y2="15.66cm">
          <text:p/>
        </draw:line>
        <draw:line draw:style-name="gr5" draw:text-style-name="P3" draw:layer="layout" svg:x1="9.323cm" svg:y1="21.26cm" svg:x2="12.514cm" svg:y2="21.26cm">
          <text:p/>
        </draw:line>
        <draw:line draw:style-name="gr5" draw:text-style-name="P3" draw:layer="layout" svg:x1="12.403cm" svg:y1="23.043cm" svg:x2="9.355cm" svg:y2="23.043cm">
          <text:p/>
        </draw:line>
        <draw:line draw:style-name="gr5" draw:text-style-name="P3" draw:layer="layout" svg:x1="6.638cm" svg:y1="25.729cm" svg:x2="6.638cm" svg:y2="26.39cm">
          <text:p/>
        </draw:line>
        <draw:custom-shape draw:style-name="gr10" draw:text-style-name="P2" xml:id="id1" draw:id="id1" draw:layer="layout" svg:width="5.4cm" svg:height="1.321cm" svg:x="3.962cm" svg:y="26.227cm">
          <text:p text:style-name="P2">Result Display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39cm" svg:y1="25.729cm" svg:x2="6.639cm" svg:y2="26.39cm">
          <text:p/>
        </draw:line>
        <draw:connector draw:style-name="gr5" draw:text-style-name="P3" draw:layer="layout" draw:line-skew="0cm -0.786cm" svg:x1="6.662cm" svg:y1="27.548cm" svg:x2="3.939cm" svg:y2="15.692cm" draw:start-shape="id1" draw:start-glue-point="2" draw:end-shape="id2" draw:end-glue-point="3" svg:d="M6662 27548v500h-4011v-12356h1288" svg:viewBox="0 0 4012 12357">
          <text:p/>
        </draw:connector>
        <draw:connector draw:style-name="gr5" draw:text-style-name="P3" draw:layer="layout" draw:line-skew="0cm 0.644cm" svg:x1="15.062cm" svg:y1="23.7cm" svg:x2="17.738cm" svg:y2="15.668cm" draw:start-shape="id3" draw:start-glue-point="2" draw:end-shape="id4" draw:end-glue-point="1" svg:d="M15062 23700v547h3845v-8579h-1169" svg:viewBox="0 0 3846 8580">
          <text:p/>
        </draw:connector>
        <draw:custom-shape draw:style-name="gr10" draw:text-style-name="P2" draw:layer="layout" svg:width="5.4cm" svg:height="1.321cm" svg:x="3.962cm" svg:y="22.503cm">
          <text:p text:style-name="P2">Left &amp;Right</text:p>
          <text:p text:style-name="P2">Images ready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638cm" svg:y1="23.805cm" svg:x2="6.638cm" svg:y2="24.466cm">
          <text:p/>
        </draw:line>
        <draw:line draw:style-name="gr5" draw:text-style-name="P3" draw:layer="layout" svg:x1="6.639cm" svg:y1="23.805cm" svg:x2="6.639cm" svg:y2="24.466cm">
          <text:p/>
        </draw:line>
        <draw:frame draw:style-name="gr11" draw:text-style-name="P4" draw:layer="layout" svg:width="4.953cm" svg:height="0.962cm" svg:x="4.175cm" svg:y="1.1cm">
          <draw:text-box>
            <text:p>Controller Cam</text:p>
          </draw:text-box>
        </draw:frame>
        <draw:frame draw:style-name="gr11" draw:text-style-name="P4" draw:layer="layout" svg:width="4.953cm" svg:height="0.962cm" svg:x="12.976cm" svg:y="1.1cm">
          <draw:text-box>
            <text:p>Remote C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6T08:22:26.263170018</meta:creation-date>
    <dc:date>2020-12-16T09:28:20.981862871</dc:date>
    <meta:editing-duration>PT3M34S</meta:editing-duration>
    <meta:editing-cycles>1</meta:editing-cycles>
    <meta:document-statistic meta:object-count="75"/>
    <meta:generator>LibreOffice/6.0.7.3$Linux_X86_64 LibreOffice_project/00m0$Build-3</meta:generator>
  </office:meta>
</office:document-meta>
</file>